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08in" fo:margin-left="-0.3917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3.9583in"/>
    </style:style>
    <style:style style:name="Table1.C" style:family="table-column">
      <style:table-column-properties style:column-width="1.7292in"/>
    </style:style>
    <style:style style:name="Table1.D" style:family="table-column">
      <style:table-column-properties style:column-width="1.3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1.64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2181in"/>
    </style:style>
    <style:style style:name="P1" style:family="paragraph" style:parent-style-name="Table_20_Contents">
      <style:text-properties fo:font-size="14pt" fo:font-weight="bold" officeooo:rsid="000c214f" officeooo:paragraph-rsid="000c214f" style:font-size-asian="14pt" style:font-weight-asian="bold" style:font-size-complex="14pt" style:font-weight-complex="bold"/>
    </style:style>
    <style:style style:name="P2" style:family="paragraph" style:parent-style-name="Table_20_Contents" style:list-style-name="L1">
      <style:text-properties officeooo:rsid="00107087" officeooo:paragraph-rsid="00107087"/>
    </style:style>
    <style:style style:name="P3" style:family="paragraph" style:parent-style-name="Table_20_Contents" style:list-style-name="L1">
      <style:text-properties officeooo:rsid="0010fcb8" officeooo:paragraph-rsid="0010fcb8"/>
    </style:style>
    <style:style style:name="P4" style:family="paragraph" style:parent-style-name="Table_20_Contents" style:list-style-name="L1">
      <style:text-properties officeooo:rsid="0011d56b" officeooo:paragraph-rsid="0011d56b"/>
    </style:style>
    <style:style style:name="P5" style:family="paragraph" style:parent-style-name="Table_20_Contents" style:list-style-name="L1">
      <style:text-properties officeooo:rsid="00122813" officeooo:paragraph-rsid="00122813"/>
    </style:style>
    <style:style style:name="P6" style:family="paragraph" style:parent-style-name="Table_20_Contents" style:list-style-name="L2">
      <style:text-properties officeooo:rsid="0012e578" officeooo:paragraph-rsid="0012e578"/>
    </style:style>
    <style:style style:name="P7" style:family="paragraph" style:parent-style-name="Table_20_Contents" style:list-style-name="L2">
      <style:text-properties officeooo:rsid="00142905" officeooo:paragraph-rsid="00142905"/>
    </style:style>
    <style:style style:name="P8" style:family="paragraph" style:parent-style-name="Table_20_Contents" style:list-style-name="L2">
      <style:text-properties officeooo:rsid="001431e6" officeooo:paragraph-rsid="001431e6"/>
    </style:style>
    <style:style style:name="P9" style:family="paragraph" style:parent-style-name="Table_20_Contents">
      <style:text-properties fo:font-size="14pt" fo:font-weight="bold" officeooo:rsid="000ece3c" officeooo:paragraph-rsid="000ece3c" style:font-size-asian="12.25pt" style:font-weight-asian="bold" style:font-size-complex="14pt" style:font-weight-complex="bold"/>
    </style:style>
    <style:style style:name="P10" style:family="paragraph" style:parent-style-name="Table_20_Contents" style:list-style-name="L3">
      <style:text-properties officeooo:rsid="00183832" officeooo:paragraph-rsid="00183832"/>
    </style:style>
    <style:style style:name="P11" style:family="paragraph" style:parent-style-name="Table_20_Contents" style:list-style-name="L3">
      <style:text-properties officeooo:rsid="0018a8be" officeooo:paragraph-rsid="0018a8be"/>
    </style:style>
    <style:style style:name="P12" style:family="paragraph" style:parent-style-name="Table_20_Contents" style:list-style-name="L3">
      <style:text-properties officeooo:rsid="00198d88" officeooo:paragraph-rsid="00198d88"/>
    </style:style>
    <style:style style:name="P13" style:family="paragraph" style:parent-style-name="Table_20_Contents" style:list-style-name="L4">
      <style:text-properties officeooo:rsid="001bc22c" officeooo:paragraph-rsid="001bc22c"/>
    </style:style>
    <style:style style:name="P14" style:family="paragraph" style:parent-style-name="Table_20_Contents">
      <style:text-properties fo:font-size="14pt" fo:font-weight="bold" officeooo:rsid="00104b5a" officeooo:paragraph-rsid="00104b5a" style:font-size-asian="12.25pt" style:font-weight-asian="bold" style:font-size-complex="14pt" style:font-weight-complex="bold"/>
    </style:style>
    <style:style style:name="P15" style:family="paragraph" style:parent-style-name="Table_20_Contents" style:list-style-name="L5">
      <style:text-properties officeooo:rsid="00104b5a" officeooo:paragraph-rsid="00104b5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701in" fo:margin-left="0.2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.N</text:p>
          </table:table-cell>
          <table:table-cell table:style-name="Table1.A1" office:value-type="string">
            <text:p text:style-name="P1">Name of Experiment</text:p>
          </table:table-cell>
          <table:table-cell table:style-name="Table1.A1" office:value-type="string">
            <text:p text:style-name="P1">Date of Submission</text:p>
          </table:table-cell>
          <table:table-cell table:style-name="Table1.D1" office:value-type="string">
            <text:p text:style-name="P1">Signature</text:p>
          </table:table-cell>
        </table:table-row>
        <table:table-row table:style-name="Table1.2">
          <table:table-cell table:style-name="Table1.A2" office:value-type="string">
            <text:p text:style-name="P1">1.</text:p>
          </table:table-cell>
          <table:table-cell table:style-name="Table1.A2" office:value-type="string">
            <text:list text:style-name="L1">
              <text:list-item>
                <text:p text:style-name="P2">Write a program to calculate area of triangle of base and height are given.</text:p>
              </text:list-item>
              <text:list-item>
                <text:p text:style-name="P3">Write a program to find compound interest.</text:p>
              </text:list-item>
              <text:list-item>
                <text:p text:style-name="P4">Write a program to convert the temperature of Fahrenheit (F) into Celsius ( C ).</text:p>
              </text:list-item>
              <text:list-item>
                <text:p text:style-name="P5">Write a program to find square of a number read from us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2.</text:p>
          </table:table-cell>
          <table:table-cell table:style-name="Table1.A2" office:value-type="string">
            <text:list text:style-name="L2">
              <text:list-item>
                <text:p text:style-name="P6">Write a program to read a line of text from user using scanf() function and isplay the entered line of text on the screen using printf() function.</text:p>
              </text:list-item>
              <text:list-item>
                <text:p text:style-name="P7">Write a program to skip over first three integers of input using * modifier in scanf() function.</text:p>
              </text:list-item>
              <text:list-item>
                <text:p text:style-name="P7">Write a program to read a 5 digit number and find sum of individual digits.</text:p>
              </text:list-item>
              <text:list-item>
                <text:p text:style-name="P8">Write a program to input a number and find whether it is exactly divisible by both 5 and 7 or not.</text:p>
              </text:list-item>
              <text:list-item>
                <text:p text:style-name="P8">Write a program to read a four digit number and display its reverse order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3.</text:p>
          </table:table-cell>
          <table:table-cell table:style-name="Table1.A2" office:value-type="string">
            <text:list text:style-name="L3">
              <text:list-item>
                <text:p text:style-name="P10">Write a program to check whether given number is Armstrong or not.</text:p>
              </text:list-item>
              <text:list-item>
                <text:p text:style-name="P11">Write a program to display multiplication table using nested loop.</text:p>
              </text:list-item>
              <text:list-item>
                <text:p text:style-name="P11">Write a program to print fibonacci sequence upto n terms.</text:p>
              </text:list-item>
              <text:list-item>
                <text:p text:style-name="P12">Write a program to convert decimal number into binary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4.</text:p>
          </table:table-cell>
          <table:table-cell table:style-name="Table1.A2" office:value-type="string">
            <text:list text:style-name="L4">
              <text:list-item>
                <text:p text:style-name="P13">Write a program to sort using bubble sort algorithm.</text:p>
              </text:list-item>
              <text:list-item>
                <text:p text:style-name="P13">Write a program to perform sequential search.</text:p>
              </text:list-item>
              <text:list-item>
                <text:p text:style-name="P13">Write a program to add two matrix.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5.</text:p>
          </table:table-cell>
          <table:table-cell table:style-name="Table1.A2" office:value-type="string">
            <text:list text:style-name="L5">
              <text:list-item>
                <text:p text:style-name="P15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0d8813" officeooo:paragraph-rsid="000d8813" style:font-size-asian="13.1000003814697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1:40:00.914130729</meta:creation-date>
    <dc:date>2026-04-18T15:55:35.631370816</dc:date>
    <meta:editing-duration>PT2H1M18S</meta:editing-duration>
    <meta:editing-cycles>11</meta:editing-cycles>
    <meta:generator>LibreOffice/26.2.2.2$Linux_X86_64 LibreOffice_project/b8d3d8168498fa6cc231901342a3b8d72dd2bb7e</meta:generator>
    <meta:document-statistic meta:table-count="1" meta:image-count="0" meta:object-count="0" meta:page-count="1" meta:paragraph-count="27" meta:word-count="237" meta:character-count="1215" meta:non-whitespace-character-count="1021"/>
  </office:meta>
</office:document-meta>
</file>